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14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15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officeooo:rsid="001c7053" officeooo:paragraph-rsid="001c7053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c7053" officeooo:paragraph-rsid="001c7053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officeooo:rsid="001c7053" officeooo:paragraph-rsid="001c7053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27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8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9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0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c7053" officeooo:paragraph-rsid="001c7053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text-underline-style="none" style:font-name-complex="arial"/>
    </style:style>
    <style:style style:name="P32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3" style:family="paragraph" style:parent-style-name="Heading_20_1">
      <style:text-properties style:font-name="arial" officeooo:rsid="001c7053" officeooo:paragraph-rsid="001c7053" style:font-name-complex="arial"/>
    </style:style>
    <style:style style:name="P3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5" style:family="paragraph" style:parent-style-name="Text_20_body_20__28_user_29_" style:list-style-name="L1">
      <style:paragraph-properties fo:text-align="justify" style:justify-single-word="false"/>
      <style:text-properties style:font-name="arial" officeooo:rsid="001c7053" officeooo:paragraph-rsid="001c7053" style:font-name-complex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c705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4" style:family="text">
      <style:text-properties style:use-window-font-color="true" fo:font-size="12pt" fo:language="pt" fo:country="PT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5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1c7053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8pt" officeooo:rsid="001c7053" style:font-size-asian="8pt" style:font-name-complex="arial" style:font-size-complex="8pt"/>
    </style:style>
    <style:style style:name="T10" style:family="text">
      <style:text-properties fo:color="#000000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fo:color="#000000" fo:font-size="12pt" fo:language="en" fo:country="US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2" style:family="text">
      <style:text-properties fo:font-size="11pt" style:font-size-asian="11pt" style:font-name-complex="arial" style:font-size-complex="11pt"/>
    </style:style>
    <style:style style:name="T13" style:family="text">
      <style:text-properties officeooo:rsid="001c9c6a"/>
    </style:style>
    <style:style style:name="T14" style:family="text">
      <style:text-properties officeooo:rsid="001fdd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3">Identificación del documento</text:p>
            </table:table-cell>
            <table:table-cell table:style-name="Tabla1.B2" table:number-columns-spanned="5" office:value-type="string">
              <text:p text:style-name="P16"><text:span text:style-name="T4">ADR_000</text:span><text:span text:style-name="T3">_DOC_</text:span><text:span text:style-name="T4">GENERAL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3">Título del documento</text:p>
            </table:table-cell>
            <table:table-cell table:style-name="Tabla1.B3" table:number-columns-spanned="5" office:value-type="string">
              <text:p text:style-name="P16"><text:span text:style-name="T10">Documento </text:span><text:span text:style-name="T11">general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3">Proyecto</text:p>
          </table:table-cell>
          <table:table-cell table:style-name="Tabla1.B4" table:number-columns-spanned="5" office:value-type="string">
            <text:p text:style-name="P1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Gerente</text:p>
          </table:table-cell>
          <table:table-cell table:style-name="Tabla1.B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Área demandante</text:p>
          </table:table-cell>
          <table:table-cell table:style-name="Tabla1.B6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Director</text:p>
          </table:table-cell>
          <table:table-cell table:style-name="Tabla1.B7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3">Responsables</text:p>
          </table:table-cell>
          <table:table-cell table:style-name="Tabla1.A2" table:number-columns-spanned="3" office:value-type="string">
            <text:p text:style-name="P24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4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18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3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3">Control de versionado</text:p>
            <text:p text:style-name="P14"/>
          </table:table-cell>
          <table:table-cell table:style-name="Tabla1.A2" office:value-type="string">
            <text:p text:style-name="P24">Versión</text:p>
          </table:table-cell>
          <table:table-cell table:style-name="Tabla1.A2" office:value-type="string">
            <text:p text:style-name="P24">Fecha</text:p>
          </table:table-cell>
          <table:table-cell table:style-name="Tabla1.A2" table:number-columns-spanned="2" office:value-type="string">
            <text:p text:style-name="P24">Autor</text:p>
          </table:table-cell>
          <table:covered-table-cell/>
          <table:table-cell table:style-name="Tabla1.E8" office:value-type="string">
            <text:p text:style-name="P24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0">1.0.<text:span text:style-name="T14">0</text:span></text:p>
          </table:table-cell>
          <table:table-cell table:style-name="Tabla1.C11" office:value-type="string">
            <text:p text:style-name="P22">11/10/2025</text:p>
          </table:table-cell>
          <table:table-cell table:style-name="Tabla1.D11" table:number-columns-spanned="2" office:value-type="string">
            <text:p text:style-name="P23">Federico Martín Lara</text:p>
          </table:table-cell>
          <table:covered-table-cell/>
          <table:table-cell table:style-name="Tabla1.F11" office:value-type="string">
            <text:p text:style-name="P25">Versión inicial</text:p>
          </table:table-cell>
        </table:table-row>
      </table:table>
      <text:p text:style-name="P6"/>
      <text:p text:style-name="P6"/>
      <text:p text:style-name="P6"/>
      <text:p text:style-name="P12"/>
      <text:p text:style-name="P27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7">Introducción<text:tab/>3</text:span></text:a></text:p>
          <text:p text:style-name="P11"><text:a xlink:type="simple" xlink:href="#__RefHeading___Toc15_1298068373" text:style-name="Index_20_Link" text:visited-style-name="Index_20_Link"><text:span text:style-name="T7">Documentos de referencia<text:tab/>3</text:span></text:a></text:p>
          <text:p text:style-name="P11"><text:a xlink:type="simple" xlink:href="#__RefHeading___Toc17_4290312538" text:style-name="Index_20_Link" text:visited-style-name="Index_20_Link"><text:span text:style-name="T7">Catálogo de documentos<text:tab/>3</text:span></text:a></text:p>
        </text:index-body>
      </text:table-of-content>
      <text:p text:style-name="P28"/>
      <text:p text:style-name="P8"/>
      <text:h text:style-name="P34" text:outline-level="1"><text:bookmark-start text:name="__RefHeading___Toc30671059"/>Introducción<text:bookmark-end text:name="__RefHeading___Toc30671059"/></text:h>
      <text:p text:style-name="P9">Se recomienda leer en primer lugar este documento, que sirve como guía de la documentación aportada.</text:p>
      <text:p text:style-name="P10"><text:span text:style-name="T12">El presente </text:span><text:span text:style-name="T5">documento</text:span><text:span text:style-name="T12"> define una relación general</text:span><text:span text:style-name="T5"> de todos los documentos </text:span><text:span text:style-name="T6">de decisiones de arquitectura</text:span><text:span text:style-name="T5">, de forma que sea una guía para el seguimiento y la comprensión de toda la documentación del proyecto desarrollado.</text:span></text:p>
      <text:h text:style-name="P32" text:outline-level="1"><text:bookmark-start text:name="__RefHeading___Toc15_1298068373"/>Documentos de referencia<text:bookmark-end text:name="__RefHeading___Toc15_1298068373"/></text:h>
      <text:p text:style-name="P29"/>
      <text:h text:style-name="P33" text:outline-level="1"><text:bookmark-start text:name="__RefHeading___Toc17_4290312538"/>Catálogo de documentos<text:bookmark-end text:name="__RefHeading___Toc17_4290312538"/></text:h>
      <text:list xml:id="list4094143307" text:style-name="L1">
        <text:list-item>
          <text:p text:style-name="P35">ADR-001_<text:span text:style-name="T13">ARQUITECTURA</text:span>: Elección del patrón de arquitectura principal</text:p>
        </text:list-item>
        <text:list-item>
          <text:p text:style-name="P35">ADR-002_<text:span text:style-name="T13">LENGUAJES</text:span>: Lenguajes de programació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c705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c7053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ADR</text:span><text:bookmark-start text:name="__DdeLink__5_4187537288"/><text:span text:style-name="MT4">-00</text:span><text:span text:style-name="MT1">0</text:span><text:span text:style-name="MT4">_</text:span><text:bookmark-end text:name="__DdeLink__5_4187537288"/><text:span text:style-name="MT4">DOC_</text:span><text:span text:style-name="MT1">GENERAL</text:span><text:span text:style-name="MT4"> – <text:s/></text:span><text:span text:style-name="MT1">Documento general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1:58:47.238101900</meta:creation-date>
    <dc:date>2025-10-16T21:53:09.359876533</dc:date>
    <meta:print-date>1995-11-21T17:41:00</meta:print-date>
    <meta:editing-cycles>162</meta:editing-cycles>
    <meta:editing-duration>PT23H57M53S</meta:editing-duration>
    <meta:generator>LibreOffice/6.4.7.2$Linux_X86_64 LibreOffice_project/40$Build-2</meta:generator>
    <meta:document-statistic meta:table-count="2" meta:image-count="0" meta:object-count="0" meta:page-count="3" meta:paragraph-count="37" meta:word-count="122" meta:character-count="931" meta:non-whitespace-character-count="846"/>
  </office:meta>
</office:document-meta>
</file>